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917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3.7362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variab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∃ md</text:p>
          </table:table-cell>
          <table:table-cell office:value-type="string">
            <text:p>the metadata for this node is in the metadata store</text:p>
          </table:table-cell>
        </table:table-row>
        <table:table-row table:style-name="ro1">
          <table:table-cell office:value-type="string">
            <text:p>isDirectory</text:p>
          </table:table-cell>
          <table:table-cell office:value-type="string">
            <text:p>the metadata type of the node is 'DIRECTORY'</text:p>
          </table:table-cell>
        </table:table-row>
      </table:table>
      <table:table table:name="constraints" table:style-name="ta1" table:print="false">
        <table:table-column table:style-name="co1" table:default-cell-style-name="Default"/>
        <table:table-row table:style-name="ro1" table:number-rows-repeated="27">
          <table:table-cell/>
        </table:table-row>
        <table:table-row table:style-name="ro1">
          <table:table-cell office:value-type="string">
            <text:p>if md is unset, `md.partial` and md.local_hash == md.server_hash` are always NA</text:p>
          </table:table-cell>
        </table:table-row>
      </table:table>
      <table:table table:name="event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_FILE_NEW</text:p>
          </table:table-cell>
          <table:table-cell office:value-type="string">
            <text:p>We get a IN_CREATE notification via inotify</text:p>
          </table:table-cell>
        </table:table-row>
        <table:table-row table:style-name="ro1">
          <table:table-cell office:value-type="string">
            <text:p>AQ_FILE_NEW_OK</text:p>
          </table:table-cell>
          <table:table-cell office:value-type="string">
            <text:p>The AQ received an OK from the server</text:p>
          </table:table-cell>
        </table:table-row>
        <table:table-row table:style-name="ro1">
          <table:table-cell office:value-type="string">
            <text:p>AQ_FILE_NEW_ERROR</text:p>
          </table:table-cell>
          <table:table-cell office:value-type="string">
            <text:p>The AQ got an error while trying to create the file</text:p>
          </table:table-cell>
        </table:table-row>
        <table:table-row table:style-name="ro1">
          <table:table-cell office:value-type="string">
            <text:p>HQ_HASH_NEW</text:p>
          </table:table-cell>
          <table:table-cell office:value-type="string">
            <text:p>The HQ finished computing the hash of an object</text:p>
          </table:table-cell>
        </table:table-row>
      </table:table>
      <table:table table:name="rul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ce8"/>
        <table:table-column table:style-name="co1" table:number-columns-repeated="2" table:default-cell-style-name="ce8"/>
        <table:table-column table:style-name="co1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9" office:value-type="string">
            <text:p>PARAMETERS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14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10" office:value-type="string">
            <text:p>mv1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10" office:value-type="string">
            <text:p>MV1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2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4"/>
          <table:table-cell table:style-name="ce13" table:number-columns-repeated="237"/>
        </table:table-row>
        <table:table-row table:style-name="ro1">
          <table:table-cell/>
          <table:table-cell table:style-name="ce7" office:value-type="string">
            <text:p>*</text:p>
          </table:table-cell>
          <table:table-cell office:value-type="string">
            <text:p>T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=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12" office:value-type="string">
            <text:p>F</text:p>
          </table:table-cell>
          <table:table-cell office:value-type="string">
            <text:p>action thre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=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action four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 table:number-rows-repeated="65528">
          <table:table-cell table:number-columns-repeated="247"/>
        </table:table-row>
        <table:table-row table:style-name="ro1">
          <table:table-cell table:number-columns-repeated="247"/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d should always update a “last modification timestamp” on setting an attribute</text:p>
          </table:table-cell>
          <table:table-cell/>
        </table:table-row>
        <table:table-row table:style-name="ro1">
          <table:table-cell office:value-type="string">
            <text:p>md.partial should check both the stored attribute, and the extension</text:p>
          </table:table-cell>
          <table:table-cell/>
        </table:table-row>
        <table:table-row table:style-name="ro1">
          <table:table-cell office:value-type="string">
            <text:p>IN_* should never have a path ending in .u1part, nor .conflict.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NIC is:</text:p>
          </table:table-cell>
          <table:table-cell/>
        </table:table-row>
        <table:table-row table:style-name="ro1">
          <table:table-cell/>
          <table:table-cell office:value-type="string">
            <text:p>* move file to CONFLICT</text:p>
          </table:table-cell>
        </table:table-row>
        <table:table-row table:style-name="ro1">
          <table:table-cell/>
          <table:table-cell office:value-type="string">
            <text:p>* zap file (0-size file, nul hashes)</text:p>
          </table:table-cell>
        </table:table-row>
        <table:table-row table:style-name="ro1">
          <table:table-cell/>
          <table:table-cell office:value-type="string">
            <text:p>* log the error</text:p>
          </table:table-cell>
        </table:table-row>
        <table:table-row table:style-name="ro1">
          <table:table-cell/>
          <table:table-cell office:value-type="string">
            <text:p>* que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FLICT i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CAN is:</text:p>
          </table:table-cell>
          <table:table-cell/>
        </table:table-row>
        <table:table-row table:style-name="ro1">
          <table:table-cell/>
          <table:table-cell office:value-type="string">
            <text:p>hook inot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02/25/2009</text:date>, <text:time>19:2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5T19:23:51</dc:date>
    <meta:editing-cycles>50</meta:editing-cycles>
    <meta:editing-duration>PT13H21M4S</meta:editing-duration>
    <meta:user-defined meta:name="Info 1"/>
    <meta:user-defined meta:name="Info 2"/>
    <meta:user-defined meta:name="Info 3"/>
    <meta:user-defined meta:name="Info 4"/>
    <meta:document-statistic meta:table-count="5" meta:cell-count="55"/>
  </office:meta>
</office:document-meta>
</file>